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5aef3"/>
    </style:style>
    <style:style style:name="P8" style:family="paragraph" style:parent-style-name="Text_20_body">
      <style:text-properties officeooo:rsid="00597de7" officeooo:paragraph-rsid="00624410"/>
    </style:style>
    <style:style style:name="P9" style:family="paragraph" style:parent-style-name="Text_20_body">
      <style:text-properties officeooo:rsid="00597de7" officeooo:paragraph-rsid="006cfbfe"/>
    </style:style>
    <style:style style:name="P10" style:family="paragraph" style:parent-style-name="Text_20_body">
      <style:text-properties officeooo:rsid="00552f1e" officeooo:paragraph-rsid="005dab6b"/>
    </style:style>
    <style:style style:name="P11" style:family="paragraph" style:parent-style-name="Text_20_body">
      <style:text-properties officeooo:rsid="00552f1e" officeooo:paragraph-rsid="00552f1e"/>
    </style:style>
    <style:style style:name="P12" style:family="paragraph" style:parent-style-name="Text_20_body">
      <style:text-properties officeooo:rsid="005dab6b" officeooo:paragraph-rsid="005dab6b"/>
    </style:style>
    <style:style style:name="P13" style:family="paragraph" style:parent-style-name="Text_20_body">
      <style:text-properties officeooo:rsid="005edef3" officeooo:paragraph-rsid="005edef3"/>
    </style:style>
    <style:style style:name="P14" style:family="paragraph" style:parent-style-name="Text_20_body">
      <style:text-properties officeooo:rsid="00607c83" officeooo:paragraph-rsid="00607c83"/>
    </style:style>
    <style:style style:name="P15" style:family="paragraph" style:parent-style-name="Text_20_body">
      <style:text-properties officeooo:rsid="00624410" officeooo:paragraph-rsid="00624410"/>
    </style:style>
    <style:style style:name="P16" style:family="paragraph" style:parent-style-name="Text_20_body">
      <style:text-properties officeooo:rsid="0063d15a" officeooo:paragraph-rsid="0063d15a"/>
    </style:style>
    <style:style style:name="P17" style:family="paragraph" style:parent-style-name="Text_20_body">
      <style:text-properties officeooo:rsid="0065aef3" officeooo:paragraph-rsid="0065aef3"/>
    </style:style>
    <style:style style:name="P18" style:family="paragraph" style:parent-style-name="DocText">
      <style:text-properties style:text-position="0% 100%" style:font-name="Garamond" officeooo:rsid="005edef3"/>
    </style:style>
    <style:style style:name="P19" style:family="paragraph" style:parent-style-name="DocText">
      <style:text-properties style:text-position="0% 100%" style:font-name="Garamond" officeooo:rsid="00624410"/>
    </style:style>
    <style:style style:name="P20" style:family="paragraph" style:parent-style-name="DocText">
      <style:text-properties style:text-position="0% 100%" style:font-name="Garamond" officeooo:rsid="00644f63" officeooo:paragraph-rsid="00644f63"/>
    </style:style>
    <style:style style:name="P21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</style:style>
    <style:style style:name="P22" style:family="paragraph" style:parent-style-name="DocNote">
      <style:text-properties style:text-position="0% 100%" style:font-name="Garamond" officeooo:rsid="00607c83"/>
    </style:style>
    <style:style style:name="P23" style:family="paragraph" style:parent-style-name="DocWarning">
      <style:text-properties style:text-position="0% 100%" style:font-name="Garamond" officeooo:rsid="00607c83"/>
    </style:style>
    <style:style style:name="P24" style:family="paragraph" style:parent-style-name="DocVariableDef">
      <style:text-properties officeooo:rsid="005edef3"/>
    </style:style>
    <style:style style:name="P25" style:family="paragraph" style:parent-style-name="DocVariableDef">
      <style:text-properties officeooo:rsid="005edef3" officeooo:paragraph-rsid="0065eb3d"/>
    </style:style>
    <style:style style:name="P26" style:family="paragraph" style:parent-style-name="DocVariableDef">
      <style:text-properties style:text-position="0% 100%" officeooo:rsid="005edef3"/>
    </style:style>
    <style:style style:name="P27" style:family="paragraph" style:parent-style-name="DocVariableDef">
      <style:text-properties style:text-position="0% 100%" style:font-name="Garamond" officeooo:rsid="0063d15a"/>
    </style:style>
    <style:style style:name="P28" style:family="paragraph" style:parent-style-name="DocVariableDef">
      <style:text-properties style:text-position="0% 100%" style:font-name="Garamond" officeooo:rsid="0063d15a" officeooo:paragraph-rsid="0067125d"/>
    </style:style>
    <style:style style:name="P29" style:family="paragraph" style:parent-style-name="DocVariableDef">
      <style:text-properties style:text-position="0% 100%" style:font-name="Garamond" officeooo:rsid="0065aef3"/>
    </style:style>
    <style:style style:name="P30" style:family="paragraph" style:parent-style-name="DocVariableDef">
      <style:text-properties style:text-position="0% 100%" style:font-name="Garamond" officeooo:rsid="00624410"/>
    </style:style>
    <style:style style:name="P31" style:family="paragraph" style:parent-style-name="DocVariableDef">
      <style:text-properties style:text-position="0% 100%" style:font-name="Garamond" officeooo:rsid="00624410" officeooo:paragraph-rsid="0067125d"/>
    </style:style>
    <style:style style:name="P32" style:family="paragraph" style:parent-style-name="DocVariableDef">
      <style:text-properties officeooo:rsid="00624410"/>
    </style:style>
    <style:style style:name="P33" style:family="paragraph" style:parent-style-name="DocVariableDef">
      <style:text-properties officeooo:rsid="0063d15a"/>
    </style:style>
    <style:style style:name="P34" style:family="paragraph" style:parent-style-name="DocVariableDef">
      <style:text-properties officeooo:rsid="0065eb3d"/>
    </style:style>
    <style:style style:name="P35" style:family="paragraph" style:parent-style-name="DocHeading3">
      <style:text-properties officeooo:rsid="00597de7" officeooo:paragraph-rsid="00597de7"/>
    </style:style>
    <style:style style:name="P36" style:family="paragraph" style:parent-style-name="DocText">
      <style:text-properties officeooo:paragraph-rsid="006f3dbe"/>
    </style:style>
    <style:style style:name="P37" style:family="paragraph" style:parent-style-name="DocHeading2">
      <style:text-properties officeooo:rsid="00552f1e" officeooo:paragraph-rsid="00552f1e"/>
    </style:style>
    <style:style style:name="P38" style:family="paragraph" style:parent-style-name="DocHeading2">
      <style:text-properties officeooo:rsid="00585851" officeooo:paragraph-rsid="00585851"/>
    </style:style>
    <style:style style:name="P39" style:family="paragraph" style:parent-style-name="DocHeading1">
      <style:text-properties officeooo:rsid="00552f1e" officeooo:paragraph-rsid="00552f1e"/>
    </style:style>
    <style:style style:name="P40" style:family="paragraph" style:parent-style-name="DocHeading1">
      <style:text-properties officeooo:rsid="0057c3fb" officeooo:paragraph-rsid="0057c3fb"/>
    </style:style>
    <style:style style:name="P41" style:family="paragraph" style:parent-style-name="DocHeading1">
      <style:text-properties officeooo:rsid="00585851" officeooo:paragraph-rsid="00585851"/>
    </style:style>
    <style:style style:name="P42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43" style:family="paragraph" style:parent-style-name="Text_20_body" style:list-style-name="L1">
      <style:text-properties officeooo:rsid="005edef3" officeooo:paragraph-rsid="005edef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dab6b"/>
    </style:style>
    <style:style style:name="T8" style:family="text">
      <style:text-properties officeooo:rsid="005edef3"/>
    </style:style>
    <style:style style:name="T9" style:family="text">
      <style:text-properties style:text-position="sub 58%" officeooo:rsid="005edef3"/>
    </style:style>
    <style:style style:name="T10" style:family="text">
      <style:text-properties style:text-position="sub 58%" style:font-name="Garamond" officeooo:rsid="005edef3"/>
    </style:style>
    <style:style style:name="T11" style:family="text">
      <style:text-properties style:text-position="sub 58%" style:font-name="Garamond" officeooo:rsid="00624410"/>
    </style:style>
    <style:style style:name="T12" style:family="text">
      <style:text-properties style:text-position="sub 58%" style:font-name="Garamond" officeooo:rsid="0065aef3"/>
    </style:style>
    <style:style style:name="T13" style:family="text">
      <style:text-properties style:text-position="0% 100%" officeooo:rsid="005edef3"/>
    </style:style>
    <style:style style:name="T14" style:family="text">
      <style:text-properties style:text-position="0% 100%" style:font-name="Garamond1" officeooo:rsid="005edef3"/>
    </style:style>
    <style:style style:name="T15" style:family="text">
      <style:text-properties style:text-position="0% 100%" style:font-name="Garamond1" officeooo:rsid="0065aef3"/>
    </style:style>
    <style:style style:name="T16" style:family="text">
      <style:text-properties style:text-position="0% 100%" style:font-name="Garamond" officeooo:rsid="005edef3"/>
    </style:style>
    <style:style style:name="T17" style:family="text">
      <style:text-properties style:text-position="0% 100%" style:font-name="Garamond" officeooo:rsid="00624410"/>
    </style:style>
    <style:style style:name="T18" style:family="text">
      <style:text-properties style:text-position="0% 100%" style:font-name="Garamond" officeooo:rsid="00644f63"/>
    </style:style>
    <style:style style:name="T19" style:family="text">
      <style:text-properties style:text-position="0% 100%" style:font-name="Garamond" officeooo:rsid="0065aef3"/>
    </style:style>
    <style:style style:name="T20" style:family="text">
      <style:text-properties style:text-position="0% 100%" style:font-name="Garamond" officeooo:rsid="006b529f"/>
    </style:style>
    <style:style style:name="T21" style:family="text">
      <style:text-properties style:text-position="0% 100%" style:font-name="Garamond" officeooo:rsid="006fc600"/>
    </style:style>
    <style:style style:name="T22" style:family="text">
      <style:text-properties style:text-position="0% 100%" style:font-name="Garamond" officeooo:rsid="007066c8"/>
    </style:style>
    <style:style style:name="T23" style:family="text">
      <style:text-properties style:text-position="0% 100%" style:font-name="Garamond" officeooo:rsid="006eb89b"/>
    </style:style>
    <style:style style:name="T24" style:family="text">
      <style:text-properties style:text-position="0% 100%" style:font-name="Garamond" officeooo:rsid="006f3dbe"/>
    </style:style>
    <style:style style:name="T25" style:family="text">
      <style:text-properties style:text-position="0% 100%" officeooo:rsid="006b0f2d"/>
    </style:style>
    <style:style style:name="T26" style:family="text">
      <style:text-properties style:font-name="Garamond1" officeooo:rsid="00624410"/>
    </style:style>
    <style:style style:name="T27" style:family="text">
      <style:text-properties officeooo:rsid="00607c83"/>
    </style:style>
    <style:style style:name="T28" style:family="text">
      <style:text-properties officeooo:rsid="00624410"/>
    </style:style>
    <style:style style:name="T29" style:family="text">
      <style:text-properties officeooo:rsid="0063d15a"/>
    </style:style>
    <style:style style:name="T30" style:family="text">
      <style:text-properties officeooo:rsid="0065aef3"/>
    </style:style>
    <style:style style:name="T31" style:family="text">
      <style:text-properties officeooo:rsid="00664415"/>
    </style:style>
    <style:style style:name="T32" style:family="text">
      <style:text-properties officeooo:rsid="0068c309"/>
    </style:style>
    <style:style style:name="T33" style:family="text">
      <style:text-properties officeooo:rsid="006a480b"/>
    </style:style>
    <style:style style:name="T34" style:family="text">
      <style:text-properties officeooo:rsid="006b529f"/>
    </style:style>
    <style:style style:name="T35" style:family="text">
      <style:text-properties officeooo:rsid="0066c268"/>
    </style:style>
    <style:style style:name="T36" style:family="text">
      <style:text-properties officeooo:rsid="006ad02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42"><text:title>Body Acceleration</text:title></text:p>
      <text:h text:style-name="P39" text:outline-level="1">Result</text:h>
      <text:p text:style-name="P10"><text:span text:style-name="T7">This output provides information about the </text:span><text:span text:style-name="T27">body </text:span><text:span text:style-name="T7">motions. <text:s/>It presents the value of the </text:span><text:span text:style-name="T34">body acceleration </text:span><text:span text:style-name="T7">for each motion variable, detailed for each wave frequency specified. <text:s/></text:span></text:p>
      <text:h text:style-name="P37" text:outline-level="2">Units of Measurement</text:h>
      <text:p text:style-name="P12">The units of measurement depend on the variable of motion. <text:s/>The following formula may be used to calculate the units of the output.</text:p>
      <text:p text:style-name="P12"><draw:frame draw:style-name="fr1" draw:name="Object1" text:anchor-type="as-char" svg:width="0.9063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<text:span text:style-name="T8">Equation </text:span><text:span text:style-name="T8"><text:sequence text:ref-name="refEquation0" text:name="Equation" text:formula="ooow:Equation+1" style:num-format="1">1.1</text:sequence></text:span></text:p>
      <text:p text:style-name="P24">Variables:</text:p>
      <text:p text:style-name="P24">X = <text:tab/>Units of the motion variable in question (determined by the motion model).</text:p>
      <text:p text:style-name="P24">s = <text:tab/>Units of seconds (s).</text:p>
      <text:h text:style-name="P39" text:outline-level="1">Assumptions / <text:span text:style-name="T4">Limitations</text:span></text:h>
      <text:p text:style-name="P13">This output assumes an oscillatory motion at a steady state value. <text:s/>Transient effects are ignored.</text:p>
      <text:h text:style-name="P40" text:outline-level="1"><text:span text:style-name="T3">Variable</text:span> Dependencies</text:h>
      <text:p text:style-name="P13">This output depends on the following variables.</text:p>
      <text:list xml:id="list4076656341" text:style-name="L1">
        <text:list-item>
          <text:p text:style-name="P43">Body encounter frequency.</text:p>
        </text:list-item>
        <text:list-item>
          <text:p text:style-name="P43">Global wave direction.</text:p>
        </text:list-item>
        <text:list-item>
          <text:p text:style-name="P43">Body heading.</text:p>
        </text:list-item>
        <text:list-item>
          <text:p text:style-name="P43">All the body input forces</text:p>
        </text:list-item>
        <text:list-item>
          <text:p text:style-name="P43">Global wave spectrum</text:p>
        </text:list-item>
      </text:list>
      <text:h text:style-name="P39" text:outline-level="1">Derivation</text:h>
      <text:p text:style-name="P11"><text:sequence-ref text:reference-format="category-and-value" text:ref-name="refEquation1">Equation 4.1</text:sequence-ref> <text:span text:style-name="T8">shows the calculation of </text:span><text:span text:style-name="T34">the body acceleration</text:span><text:span text:style-name="T8">. <text:s/>This equation assumes the </text:span><text:span text:style-name="T32">body</text:span><text:span text:style-name="T8"> motion variables are already solved.</text:span></text:p>
      <text:p text:style-name="P11"><text:soft-page-break/><draw:frame draw:style-name="fr1" draw:name="Object2" text:anchor-type="as-char" svg:width="1.2744in" svg:height="0.46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8">Equation </text:span><text:span text:style-name="T8"><text:sequence text:ref-name="refEquation1" text:name="Equation" text:formula="ooow:Equation+1" style:num-format="1">4.1</text:sequence></text:span></text:p>
      <text:p text:style-name="P24">Variables:</text:p>
      <text:p text:style-name="P24">v = <text:tab/>Index of the <text:span text:style-name="T33">body</text:span> motion variable in question (numbered starting from 1).</text:p>
      <text:p text:style-name="DocVariableDef"><text:span text:style-name="T8">X</text:span><text:span text:style-name="T9">v</text:span><text:span text:style-name="T13"> = <text:tab/>Amplitude of </text:span><text:span text:style-name="T25">body </text:span><text:span text:style-name="T13">motion variable, index v.</text:span></text:p>
      <text:p text:style-name="P26">j = <text:tab/>Imaginary number.</text:p>
      <text:p text:style-name="DocVariableDef"><text:span text:style-name="T14">ω</text:span><text:span text:style-name="T10">b</text:span><text:span text:style-name="T16"> = <text:tab/>Body encounter frequency.</text:span></text:p>
      <text:p text:style-name="P27">Underline notation denotes a complex variable.</text:p>
      <text:p text:style-name="P18"/>
      <text:p text:style-name="P18">The calculation of <text:span text:style-name="T34">body acceleration </text:span>depends on the body encounter frequency, and not the global wave frequency.</text:p>
      <text:p text:style-name="P22">Although <text:span text:style-name="T34">body acceleration is </text:span>calculated based on body encounter frequency, <text:span text:style-name="T34">it </text:span>can still be compared to the global wave frequency. <text:s/>The dependency is a valid comparison. <text:s/></text:p>
      <text:p text:style-name="P23">But do not extend this concept to the response amplitude operators. <text:s/>The calculation of the RAO depends on the exact encountered wave spectrum and can not be generalized to the global wave frequency.</text:p>
      <text:h text:style-name="P41" text:outline-level="1">Application to Custom Motion Models</text:h>
      <text:p text:style-name="P14">This output is flexibl<text:span text:style-name="T31">e</text:span> enough to accommodate all motion models, including custom motion models. <text:s/>It will accurately report the <text:span text:style-name="T34">body acceleration variable f</text:span>or any motion model used.</text:p>
      <text:h text:style-name="P41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38" text:outline-level="2">RAO Calculation</text:h>
      <text:p text:style-name="P5"><text:span text:style-name="T5">The RAO </text:span><text:span text:style-name="T6">calculation is divided into two sections: <text:s/>first the RAO normalization is derived; and then the </text:span><text:span text:style-name="T6">actual method of RAO application is shown. <text:s/>This may be specific to each RAO.</text:span></text:p>
      <text:h text:style-name="P35" text:outline-level="3">RAO Normalization</text:h>
      <text:p text:style-name="P8"><text:span text:style-name="T28">For all motions, the RAO is normalized based on wave amplitude for the given body encounter spectrum. (</text:span><text:span text:style-name="T28"><text:sequence-ref text:reference-format="category-and-value" text:ref-name="refEquation2">Equation 6.1</text:sequence-ref></text:span><text:span text:style-name="T28">)</text:span></text:p>
      <text:p text:style-name="P9"><text:span text:style-name="T35">The original </text:span><text:span text:style-name="T36">motions</text:span><text:span text:style-name="T35"> 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</text:span><text:span text:style-name="T36">force</text:span><text:span text:style-name="T35"> might not be accurate to the next </text:span><text:soft-page-break/><text:span text:style-name="T35">situation. <text:s/>So only the magnitude of the RAO is reported. <text:s/>This provided a worst case scenario. <text:s/></text:span></text:p>
      <text:p text:style-name="P9"><text:span text:style-name="T35">In reality, the difference in phase angles mean that the maximum motions never occur at that same time. <text:s/>The real </text:span><text:span text:style-name="T36">motion </text:span><text:span text:style-name="T35">will always be less than the magnitude reported through the RAO. <text:s/>But the exact quantity can not be accurately reported through application of an RAO. <text:s/>The conservative approach was to only report the magnitude.</text:span></text:p>
      <text:p text:style-name="P15"><draw:frame draw:style-name="fr1" draw:name="Object3" text:anchor-type="as-char" svg:width="1.8299in" svg:height="0.807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28">Equation </text:span><text:span text:style-name="T28"><text:sequence text:ref-name="refEquation2" text:name="Equation" text:formula="ooow:Equation+1" style:num-format="1">6.1</text:sequence></text:span></text:p>
      <text:p text:style-name="P32">Variables:</text:p>
      <text:p text:style-name="DocVariableDef"><draw:frame draw:style-name="fr1" draw:name="Object4" text:anchor-type="as-char" svg:width="0.7563in" svg:height="0.5138in" draw:z-index="3"><draw:object xlink:href="./Object 4" xlink:type="simple" xlink:show="embed" xlink:actuate="onLoad"/><draw:image xlink:href="./ObjectReplacements/Object 4" xlink:type="simple" xlink:show="embed" xlink:actuate="onLoad"/></draw:frame><text:tab/><text:span text:style-name="T34">body acceleration </text:span><text:span text:style-name="T28">for the body of index b.</text:span></text:p>
      <text:p text:style-name="DocVariableDef"><text:span text:style-name="T26">ζ</text:span><text:span text:style-name="T11">0b</text:span><text:span text:style-name="T17"> = <text:tab/>Encountered wave amplitude for the body of index b.</text:span></text:p>
      <text:p text:style-name="P30">b = <text:tab/>Index of body specified.</text:p>
      <text:p text:style-name="P28">Underline notation denotes a complex variable.</text:p>
      <text:p text:style-name="P19"/>
      <text:h text:style-name="P35" text:outline-level="3">RAO Application</text:h>
      <text:p text:style-name="P16">The RAO can be applied with simply multiplying by the wave amplitude. <text:s/></text:p>
      <text:p text:style-name="P16"><draw:frame draw:style-name="fr1" draw:name="Object5" text:anchor-type="as-char" svg:width="1.8957in" svg:height="0.513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29">Equation </text:span><text:span text:style-name="T29"><text:sequence text:ref-name="refEquation3" text:name="Equation" text:formula="ooow:Equation+1" style:num-format="1">6.2</text:sequence></text:span></text:p>
      <text:p text:style-name="P33">Variables:</text:p>
      <text:p text:style-name="DocVariableDef"><text:span text:style-name="T26">ζ</text:span><text:span text:style-name="T11">0b</text:span><text:span text:style-name="T17"> = <text:tab/>Encountered wave amplitude for the body of index b.</text:span></text:p>
      <text:p text:style-name="P30">b = <text:tab/>Index of body specified.</text:p>
      <text:p text:style-name="P31"/>
      <text:p text:style-name="P36"><text:span text:style-name="T18">Sometimes, it is more convenient to apply the RAO directly to the wave energy spectrum. <text:s/>There are two wave energy spectra to select from: <text:s/>the body encounter spectrum, and the global wave spectrum. <text:s/></text:span><text:span text:style-name="T18"><text:sequence-ref text:reference-format="category-and-value" text:ref-name="refEquation4">Equation 6.3</text:sequence-ref></text:span><text:span text:style-name="T18"> shows application of the global wave spectrum. <text:s/>This includes </text:span><text:span text:style-name="T19">application of an additional RAO to convert from the global wave spectrum to the body encounter spectrum. <text:s text:c="3"/></text:span><text:span text:style-name="T21">The output from this calculation is the spectral energy density </text:span><text:span text:style-name="T24">for the acceleration of the body solution.</text:span></text:p>
      <text:p text:style-name="P20"><draw:frame draw:style-name="fr1" draw:name="Object6" text:anchor-type="as-char" svg:width="3.4689in" svg:height="0.566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DocEquation"><text:span text:style-name="T18">Equation </text:span><text:span text:style-name="T18"><text:sequence text:ref-name="refEquation4" text:name="Equation" text:formula="ooow:Equation+1" style:num-format="1">6.3</text:sequence></text:span></text:p>
      <text:p text:style-name="P29">Variables:</text:p>
      <text:p text:style-name="P21"><text:span text:style-name="T19"><draw:frame draw:style-name="fr1" draw:name="Object7" text:anchor-type="as-char" svg:width="1.111in" svg:height="0.513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<text:tab/>Response amplitude operator (RAO) to convert from body wave amplitude to body </text:span><text:span text:style-name="T20">acceleration</text:span><text:span text:style-name="T19">.</text:span></text:p>
      <text:p text:style-name="P21"><text:span text:style-name="T19"><draw:frame draw:style-name="fr1" draw:name="Object8" text:anchor-type="as-char" svg:width="1.1264in" svg:height="0.212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9"><text:tab/>RAO to convert from global wave spectrum to body encountered spectrum.</text:span></text:p>
      <text:p text:style-name="P21"><text:span text:style-name="T19">S(</text:span><text:span text:style-name="T15">ω</text:span><text:span text:style-name="T12">G</text:span><text:span text:style-name="T19">) = <text:tab/>Global wave spectrum, spectral energy density.</text:span></text:p>
      <text:h text:style-name="P38" text:outline-level="2"><text:soft-page-break/>RAO Units</text:h>
      <text:p text:style-name="P6">The units of the resulting RAO output can become very confusing, depending on how the RAO gets calculated. <text:s/>This section clarifies by clearly stating the units for each RAO.</text:p>
      <text:p text:style-name="P7"><text:span text:style-name="T30">The units of the RAO depend on the motion model </text:span><text:span text:style-name="T34">and </text:span><text:span text:style-name="T30">motion variable. <text:s/></text:span><text:span text:style-name="T30"><text:sequence-ref text:reference-format="category-and-value" text:ref-name="refEquation5">Equation 6.4</text:sequence-ref></text:span><text:span text:style-name="T30"> provides the formula to determine the units for the RAO of the output.</text:span></text:p>
      <text:p text:style-name="P17"><draw:frame draw:style-name="fr1" draw:name="Object9" text:anchor-type="as-char" svg:width="1.7319in" svg:height="0.565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DocEquation"><text:span text:style-name="T30">Equation </text:span><text:span text:style-name="T30"><text:sequence text:ref-name="refEquation5" text:name="Equation" text:formula="ooow:Equation+1" style:num-format="1">6.4</text:sequence></text:span></text:p>
      <text:p text:style-name="P25">Variables:</text:p>
      <text:p text:style-name="P25">X = <text:tab/>Units of the motion variable in question (determined by the motion model).</text:p>
      <text:p text:style-name="P34">m = <text:tab/>Units of meters (m).</text:p>
      <text:p text:style-name="P25">s = <text:tab/>Units of seconds (s)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13_body_acceleration.odt</text:file-name></text:span><text:tab/> <text:a xlink:type="simple" xlink:href="http://www.dmsonline.us/"><text:span text:style-name="MT1">www.dmsonline.us</text:span></text:a><text:tab/>Page <text:page-number text:select-page="current">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13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8T11:47:06</meta:creation-date>
    <meta:editing-cycles>15</meta:editing-cycles>
    <meta:editing-duration>PT54M11S</meta:editing-duration>
    <dc:description>Calculation of body acceleration</dc:description>
    <dc:subject>T04-0050.0013</dc:subject>
    <dc:title>Body Acceleration</dc:title>
    <dc:date>2014-04-19T10:58:54</dc:date>
    <meta:document-statistic meta:table-count="0" meta:image-count="0" meta:object-count="9" meta:page-count="4" meta:paragraph-count="76" meta:word-count="854" meta:character-count="5244" meta:non-whitespace-character-count="44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X</mi>
          <mo stretchy="false">/</mo>
          <msup>
            <mi>s</mi>
            <mn>2</mn>
          </msup>
        </mrow>
      </mrow>
    </mrow>
    <annotation encoding="StarMath 5.0">units = X / s^2</annotation>
  </semantics>
</math>
</file>

<file path=Object 2/content.xml><?xml version="1.0" encoding="utf-8"?>
<math xmlns="http://www.w3.org/1998/Math/MathML">
  <semantics>
    <mrow>
      <mrow>
        <mfrac>
          <mrow>
            <msup>
              <mi>d</mi>
              <mn>2</mn>
            </msup>
            <munder accentunder="true">
              <msub>
                <mi>X</mi>
                <mi>v</mi>
              </msub>
              <mo>̲</mo>
            </munder>
          </mrow>
          <mrow>
            <mi>d</mi>
            <msup>
              <mi>t</mi>
              <mn>2</mn>
            </msup>
          </mrow>
        </mfrac>
        <mo stretchy="false">=</mo>
        <msup>
          <mfenced open="(" close=")">
            <mrow>
              <mi>j</mi>
              <msub>
                <mo stretchy="false">ω</mo>
                <mi>b</mi>
              </msub>
            </mrow>
          </mfenced>
          <mn>2</mn>
        </msup>
      </mrow>
      <munder accentunder="true">
        <msub>
          <mi>X</mi>
          <mi>v</mi>
        </msub>
        <mo>̲</mo>
      </munder>
    </mrow>
    <annotation encoding="StarMath 5.0">{d^2 underline X_v} over {d t^2} = left ( j %omega_b right )^2 underline X_v</annotation>
  </semantics>
</math>
</file>

<file path=Object 3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n>2</mn>
                </msup>
                <msub>
                  <mi>X</mi>
                  <mi>v</mi>
                </msub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fenced open="∥" close="∥">
          <mrow>
            <mfrac>
              <mfenced open="(" close=")">
                <mrow>
                  <mfrac>
                    <mrow>
                      <msup>
                        <mi>d</mi>
                        <mn>2</mn>
                      </msup>
                      <munder accentunder="true">
                        <msub>
                          <mi>X</mi>
                          <mi>v</mi>
                        </msub>
                        <mo>̲</mo>
                      </munder>
                    </mrow>
                    <mrow>
                      <mi>d</mi>
                      <msup>
                        <mi>t</mi>
                        <mn>2</mn>
                      </msup>
                    </mrow>
                  </mfrac>
                </mrow>
              </mfenced>
              <msub>
                <mo stretchy="false">ζ</mo>
                <mn>0b</mn>
              </msub>
            </mfrac>
          </mrow>
        </mfenced>
      </mrow>
    </mrow>
    <annotation encoding="StarMath 5.0">RAO left ( {d^2 X_v} over {d t^2} right ) = left ldline left ({d^2 underline X_v} over {d t^2} right ) over %zeta_0b right rdline</annotation>
  </semantics>
</math>
</file>

<file path=Object 4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d</mi>
                  <mn>2</mn>
                </msup>
                <munder accentunder="true">
                  <msub>
                    <mi>X</mi>
                    <mi>v</mi>
                  </msub>
                  <mo>̲</mo>
                </munder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i/>
      </mrow>
    </mrow>
    <annotation encoding="StarMath 5.0"> left ( {d^2 underline X_v} over {d t^2} right ) = ~</annotation>
  </semantics>
</math>
</file>

<file path=Object 5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d</mi>
                  <mn>2</mn>
                </msup>
                <msub>
                  <mi>X</mi>
                  <mi>v</mi>
                </msub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i mathvariant="italic">RAO</mi>
      </mrow>
      <mfenced open="(" close=")">
        <mrow>
          <mfrac>
            <mrow>
              <msup>
                <mi>d</mi>
                <mn>2</mn>
              </msup>
              <msub>
                <mi>X</mi>
                <mi>v</mi>
              </msub>
            </mrow>
            <mrow>
              <mi>d</mi>
              <msup>
                <mi>t</mi>
                <mn>2</mn>
              </msup>
            </mrow>
          </mfrac>
        </mrow>
      </mfenced>
      <mi/>
      <msub>
        <mo stretchy="false">ζ</mo>
        <mn>0b</mn>
      </msub>
    </mrow>
    <annotation encoding="StarMath 5.0">left ({d^2 X_v} over {d t^2} right ) = RAO left ( {d^2 X_v} over {d t^2} right ) ` %zeta_0b</annotation>
  </semantics>
</math>
</file>

<file path=Object 6/content.xml><?xml version="1.0" encoding="utf-8"?>
<math xmlns="http://www.w3.org/1998/Math/MathML">
  <semantics>
    <mrow>
      <mi>S</mi>
      <mrow>
        <mfenced open="(" close=")">
          <mrow>
            <mfrac>
              <mrow>
                <msup>
                  <mi>d</mi>
                  <mn>2</mn>
                </msup>
                <msub>
                  <mi>X</mi>
                  <mi>v</mi>
                </msub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row>
          <msup>
            <mfenced open="(" close=")">
              <mrow>
                <mi mathvariant="italic">RAO</mi>
                <mfenced open="(" close=")">
                  <mrow>
                    <mfrac>
                      <mrow>
                        <msup>
                          <mi>d</mi>
                          <mn>2</mn>
                        </msup>
                        <msub>
                          <mi>X</mi>
                          <mi>v</mi>
                        </msub>
                      </mrow>
                      <mrow>
                        <mi>d</mi>
                        <msup>
                          <mi>t</mi>
                          <mn>2</mn>
                        </msup>
                      </mrow>
                    </mfrac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{d^2 X_v} over {d t^2} right ) = left ( RAO left ( {d^2 X_v} over {d t^2} right ) right )^2 cdot left [ RAO(S(%omega_G)) cdot S(%omega_G) right ]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n>2</mn>
                </msup>
                <msub>
                  <mi>X</mi>
                  <mi>v</mi>
                </msub>
              </mrow>
              <mrow>
                <mi>d</mi>
                <msup>
                  <mi>t</mi>
                  <mn>2</mn>
                </msup>
              </mrow>
            </mfrac>
          </mrow>
        </mfenced>
        <mo stretchy="false">=</mo>
        <mi/>
      </mrow>
    </mrow>
    <annotation encoding="StarMath 5.0">RAO left ( {d^2 X_v} over {d t^2} right ) = ~</annotation>
  </semantics>
</math>
</file>

<file path=Object 8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9/content.xml><?xml version="1.0" encoding="utf-8"?>
<math xmlns="http://www.w3.org/1998/Math/MathML">
  <semantics>
    <mrow>
      <mrow>
        <msub>
          <mfenced open="[" close="]">
            <mrow>
              <mi mathvariant="italic">RAO</mi>
              <mfenced open="(" close=")">
                <mrow>
                  <mfrac>
                    <mrow>
                      <msup>
                        <mi>d</mi>
                        <mn>2</mn>
                      </msup>
                      <msub>
                        <mi>X</mi>
                        <mi>v</mi>
                      </msub>
                    </mrow>
                    <mrow>
                      <mi>d</mi>
                      <msup>
                        <mi>t</mi>
                        <mn>2</mn>
                      </msup>
                    </mrow>
                  </mfrac>
                </mrow>
              </mfenced>
            </mrow>
          </mfenced>
          <mi mathvariant="italic">units</mi>
        </msub>
        <mo stretchy="false">=</mo>
        <mfrac>
          <mi>X</mi>
          <mrow>
            <mi>m</mi>
            <msup>
              <mi>s</mi>
              <mn>2</mn>
            </msup>
          </mrow>
        </mfrac>
      </mrow>
    </mrow>
    <annotation encoding="StarMath 5.0">left [ RAO left ( {d^2 X_v} over {d t^2} right ) right ]_units = X over {m s^2}</annotation>
  </semantics>
</math>
</file>